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9563020873308434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7804000418645452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6488547243582167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76936552837478409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0259914524940925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34667621008753662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7058575927091749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82690220168159174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697212" text:continue-list="list217058575927091749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3561644220365435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1190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124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69358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69696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1888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34449107180628176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64429258532160489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5057509192693868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9530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5861855183132183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385063421887964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02871175754019829" text:style-name="L15">
        <text:list-item>
          <text:list>
            <text:list-header>
              <text:p text:style-name="P183">1.5 miles averaging about 9:40/mile and rest 1 min</text:p>
            </text:list-header>
          </text:list>
        </text:list-item>
      </text:list>
      <text:p text:style-name="P24">1 mile in 8:26 and rest 2 min</text:p>
      <text:list xml:id="list285384439770809078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35233552818467830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00192"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30613016660482925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5112178625814305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28214827164948983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719379" text:continue-list="list5851121786258143051" text:style-name="L19">
        <text:list-item>
          <text:list>
            <text:list-header>
              <text:p text:style-name="P187">(Pace*HR)=1240</text:p>
            </text:list-header>
          </text:list>
        </text:list-item>
      </text:list>
      <text:list xml:id="list39709667" text:continue-list="list4306130166604829254" text:style-name="L18">
        <text:list-item>
          <text:list>
            <text:list-header>
              <text:p text:style-name="P186">2 miles at 10:46/mile Ave HR= 121 bpm and rest a few minutes</text:p>
            </text:list-header>
          </text:list>
        </text:list-item>
      </text:list>
      <text:list xml:id="list39721023" text:continue-list="list3971937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70712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5917741475426805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67528347725659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9097694490393230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471704286290821414"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870942549443315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6053609288574444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705922"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0369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1605094846692507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8918837263898909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6856423543193738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488240637817620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4353858040948397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817382800192694358" text:style-name="L32">
        <text:list-item>
          <text:list>
            <text:list-header>
              <text:p text:style-name="P197">0.25 miles in 2:54</text:p>
              <text:p text:style-name="P197">1 mile in 9:21 going faster as I ran and ending at around 8:30 pace</text:p>
            </text:list-header>
          </text:list>
        </text:list-item>
      </text:list>
      <text:list xml:id="list299243546587161083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23493570503308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1820979568417120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707960931414419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43047628737998696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4718049346038213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5604673662484071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6T19:42:24.75</dc:date>
    <dc:creator>James Lombardi</dc:creator>
    <meta:editing-duration>P29DT2H40M23S</meta:editing-duration>
    <meta:editing-cycles>2166</meta:editing-cycles>
    <meta:generator>OpenOffice/4.1.2$Win32 OpenOffice.org_project/412m3$Build-9782</meta:generator>
    <meta:document-statistic meta:table-count="0" meta:image-count="9" meta:object-count="0" meta:page-count="214" meta:paragraph-count="6272" meta:word-count="67651" meta:character-count="346302"/>
  </office:meta>
</office:document-meta>
</file>